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1a29a" officeooo:paragraph-rsid="0001a29a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1a29a" officeooo:paragraph-rsid="0001a29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1a29a" officeooo:paragraph-rsid="00024a31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24a31" officeooo:paragraph-rsid="00024a31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2750f" officeooo:paragraph-rsid="0002750f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024a31" officeooo:paragraph-rsid="00024a3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2750f" officeooo:paragraph-rsid="0002750f" style:font-size-asian="10.5pt" style:font-size-complex="12pt"/>
    </style:style>
    <style:style style:name="T1" style:family="text">
      <style:text-properties officeooo:rsid="00024a3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24a31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Projeto Web Server Redundante - Venko Networks</text:p>
      <text:p text:style-name="P2">Instrutor: André Santos</text:p>
      <text:p text:style-name="P2">Aluno: Ricardo Bruno Bentin Rey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uritiba 2025</text:p>
      <text:p text:style-name="P3"><text:soft-page-break/></text:p>
      <text:p text:style-name="P5"><text:line-break/><text:line-break/><text:span text:style-name="T1">Introdução</text:span><text:span text:style-name="T3"><text:line-break/></text:span></text:p>
      <text:p text:style-name="P5"><text:span text:style-name="T3">Como critério de avaliação na última etapa do Processo Seletivo Trainee Venko Networks, foi desenvolvido um projeto de um Web Server Redundante. Foram especificados requisitos e possibilidade de incrementar o projeto com tarefas adicionais.</text:span></text:p>
      <text:p text:style-name="P4"><text:span text:style-name="T3"/></text:p>
      <text:p text:style-name="P4"><text:span text:style-name="T3"/></text:p>
      <text:p text:style-name="P6">Implementação</text:p>
      <text:p text:style-name="P6"/>
      <text:p text:style-name="P8">Das ferramentas foram utilizados: NGINX, Apache2, MySQl, Python3, PHP e Git.</text:p>
      <text:p text:style-name="P8"/>
      <text:p text:style-name="P8"/>
      <text:p text:style-name="P8">Foi utilizado Docker para criar containers e administrar as aplicações, afim de que os containers se comuniquem, foi criada uma rede no Docker, que já traduz os Ips para os nomes dos containers. </text:p>
      <text:p text:style-name="P8"/>
      <text:p text:style-name="P8">O Balanceamento de carga é feito pelo NGINX, que passa as requisições para os servidores web, por padrão o NGINX realiza o balanceamento de carga utilizando o algoritmo Round Robin. O servidor NGINX está escutando na porta 80 do host.</text:p>
      <text:p text:style-name="P8"/>
      <text:p text:style-name="P8">Os WebServers foram implementados utilizando Apache2, com redirecionamento de portas para 8085 e 8086, cada servidor possui em seu diretório /var/www/html um arquivo index.php que é responsável por selecionar um bando de dados, realizar coleta e exibir o resultado em uma página HTML.</text:p>
      <text:p text:style-name="P8"/>
      <text:p text:style-name="P8">A implementação dos bancos de dados se deu por MySQL, com portas redirecionadas para 3307 e 3308 com High Avaibility no modelo Ativo/Passivo, onde o banco "db1" é o Ativo e o banco "db2" é o Passivo, nesse modo apenas db1 aceita escrita e replica para db2. As tabelas presentes no banco são : cpu, que representa o uso do processador em porcentagem; memoria, que guarda em GB o quanto de memória RAM está sendo utilizado; data, que exibe o momento no qual foi realizado a captura desses dados; ip, que representa o endereço do host para o Docker;</text:p>
      <text:p text:style-name="P8"/>
      <text:p text:style-name="P8">O Coletor de informações é um Script em Python3 que utilizando da biblioteca psutil coleta informações do processador, memoria e interface de rede. Esses dados são então gravados no banco db1.</text:p>
      <text:p text:style-name="P8"/>
      <text:p text:style-name="P8"/>
      <text:p text:style-name="P7">Conclusão:</text:p>
      <text:p text:style-name="P7"/>
      <text:p text:style-name="P9">Em sistemas mais sensíveis se faz necessário redundância nos possíveis pontos de falha, essa tarefa exige que o administrador tenha controle sobre diversas aplicações e possua um certo domínio com as ferramentas. No contexto pequeno deste projeto se percebe que para um ambiente de produção, equipes estariam responsáveis por cada parte existente e o diálogo com elas deve ser claro para que seja possível identificar falhas ou poder ampliar o escopo e mais importante, que o sistema como um todo funcione.</text:p>
      <text:p text:style-name="P9"/>
      <text:p text:style-name="P7"><text:soft-page-break/>Referências</text:p>
      <text:p text:style-name="P7"/>
      <text:p text:style-name="P9">https://www.datacamp.com/tutorial/set-up-and-configure-mysql-in-docker</text:p>
      <text:p text:style-name="P9">https://docs.nginx.com/nginx/admin-guide/load-balancer/http-load-balancer/</text:p>
      <text:p text:style-name="P9">https://en.wikipedia.org/wiki/Round-robin_schedul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7:04:42.771515308</meta:creation-date>
    <dc:date>2025-01-17T17:09:16.702611412</dc:date>
    <meta:editing-duration>PT4M33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3" meta:paragraph-count="19" meta:word-count="397" meta:character-count="2641" meta:non-whitespace-character-count="2259"/>
  </office:meta>
</office:document-meta>
</file>